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nx="http://anx.akomantoso.org/1.0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DejaVu Serif" svg:font-family="'DejaVu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anx:BungeniSectionType="body" style:editable="false">
        <style:columns fo:column-count="1" fo:column-gap="0in"/>
      </style:section-properties>
    </style:style>
    <style:style style:name="Sect2" style:family="section">
      <style:section-properties fo:background-color="#ffffff" fo:margin-left="0.1in" fo:margin-right="0in" anx:BungeniSectionType="Preface" anx:__BungeniMetaEditable="false" anx:BungeniSectionID="29eElyqXRKGJO9ylNDKRJQ" style:editable="false">
        <style:columns fo:column-count="1" fo:column-gap="0in"/>
        <style:background-image/>
      </style:section-properties>
    </style:style>
    <style:style style:name="Sect3" style:family="section">
      <style:section-properties fo:background-color="#ffffa1" fo:margin-left="0.3in" fo:margin-right="0in" anx:BungeniSectionType="Part" anx:__BungeniMetaEditable="false" anx:BungeniSectionID="GkBeqe4bQNmBBADvvck4ow" style:editable="false">
        <style:columns fo:column-count="1" fo:column-gap="0in"/>
        <style:background-image/>
      </style:section-properties>
    </style:style>
    <style:style style:name="Sect4" style:family="section">
      <style:section-properties fo:background-color="#ffffa1" fo:margin-left="0.3in" fo:margin-right="0in" anx:BungeniSectionType="Part" anx:__BungeniMetaEditable="false" anx:BungeniSectionID="R8o+AqBbQAaYrRBhx4BO/Q" style:editable="false">
        <style:columns fo:column-count="1" fo:column-gap="0in"/>
        <style:background-image/>
      </style:section-properties>
    </style:style>
    <style:style style:name="Sect5" style:family="section">
      <style:section-properties anx:BungeniSectionType="NumberedContainer" anx:__BungeniMetaEditable="false" anx:BungeniSectionID="R8o+AqBbQAaYrRBhx4BO/Q" anx:BungeniSectionUUID="1ea70d20-1725-4981-9b08-fcb1a36f8609" anx:BungeniSectionVisibility="system" style:editable="false">
        <style:columns fo:column-count="1" fo:column-gap="0in"/>
      </style:section-properties>
    </style:style>
    <style:style style:name="Sect6" style:family="section">
      <style:section-properties anx:BungeniSectionType="NumberedContainer" anx:__BungeniMetaEditable="false" anx:BungeniSectionID="GkBeqe4bQNmBBADvvck4ow" anx:BungeniSectionUUID="7a637397-16b2-49d2-9ed0-e026592fbdcc" anx:BungeniSectionVisibility="system" style:editable="false">
        <style:columns fo:column-count="1" fo:column-gap="0in"/>
      </style:section-properties>
    </style:style>
    <style:style style:name="Sect7" style:family="section">
      <style:section-properties fo:background-color="#e8ee88" fo:margin-left="0.4in" fo:margin-right="0in" anx:BungeniSectionType="Chapter" anx:__BungeniMetaEditable="false" anx:BungeniSectionID="Fv8gdI3RRP2gYuH5eeO8Aw" style:editable="false">
        <style:columns fo:column-count="1" fo:column-gap="0in"/>
        <style:background-image/>
      </style:section-properties>
    </style:style>
    <style:style style:name="Sect8" style:family="section">
      <style:section-properties anx:BungeniSectionType="NumberedContainer" anx:__BungeniMetaEditable="false" anx:BungeniSectionID="Fv8gdI3RRP2gYuH5eeO8Aw" anx:BungeniSectionUUID="9485b458-dba3-45b9-bbee-97237aecfff2" anx:BungeniSectionVisibility="system" style:editable="false">
        <style:columns fo:column-count="1" fo:column-gap="0in"/>
      </style:section-properties>
    </style:style>
    <style:style style:name="Sect9" style:family="section">
      <style:section-properties fo:background-color="#e8ee88" fo:margin-left="0.4in" fo:margin-right="0in" anx:BungeniSectionType="Chapter" anx:__BungeniMetaEditable="false" anx:BungeniSectionID="dIhziNkMT1id57a0qM3sLw" style:editable="false">
        <style:columns fo:column-count="1" fo:column-gap="0in"/>
        <style:background-image/>
      </style:section-properties>
    </style:style>
    <style:style style:name="Sect10" style:family="section">
      <style:section-properties anx:BungeniSectionType="NumberedContainer" anx:__BungeniMetaEditable="false" anx:BungeniSectionID="dIhziNkMT1id57a0qM3sLw" anx:BungeniSectionUUID="abbd5058-1f10-42c4-b950-2c7d284c7045" anx:BungeniSectionVisibility="system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ill">
        <text:p text:style-name="Standard"/>
        <text:section text:style-name="Sect2" text:name="preface">
          <text:p text:style-name="Standard">This is the preface</text:p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4" text:name="part2">
          <text:section text:style-name="Sect5" text:name="num_1ea70d20-1725-4981-9b08-fcb1a36f8609" text:protected="true">
            <text:p text:style-name="heading_5f_part">This is part 1 heading</text:p>
          </text:section>
          <text:p text:style-name="Standard"/>
          <text:p text:style-name="Standard">Part 1 body</text:p>
          <text:p text:style-name="Standard"/>
          <text:section text:style-name="Sect7" text:name="chapter1">
            <text:section text:style-name="Sect8" text:name="num_9485b458-dba3-45b9-bbee-97237aecfff2" text:protected="true">
              <text:p text:style-name="heading_5f_chapter">Chapter title </text:p>
            </text:section>
            <text:p text:style-name="Standard"/>
            <text:p text:style-name="Standard">Chapter Body</text:p>
            <text:p text:style-name="Standard"/>
          </text:section>
          <text:p text:style-name="Standard"/>
          <text:section text:style-name="Sect9" text:name="chapter2">
            <text:section text:style-name="Sect10" text:name="num_abbd5058-1f10-42c4-b950-2c7d284c7045" text:protected="true">
              <text:p text:style-name="heading_5f_chapter">Another chapter title</text:p>
            </text:section>
            <text:p text:style-name="Standard"/>
            <text:p text:style-name="Standard">Chapter body</text:p>
          </text:section>
          <text:p text:style-name="Standard"/>
          <text:p text:style-name="Standard"/>
        </text:section>
        <text:section text:style-name="Sect3" text:name="part1">
          <text:section text:style-name="Sect6" text:name="num_7a637397-16b2-49d2-9ed0-e026592fbdcc" text:protected="true">
            <text:p text:style-name="heading_5f_part">This is part 2 heading</text:p>
          </text:section>
          <text:p text:style-name="Standard"/>
          <text:p text:style-name="Standard">Part 2 body</text:p>
          <text:p text:style-name="Standard"/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anx="http://anx.akomantoso.org/1.0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DejaVu Serif" svg:font-family="'DejaVu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5f_article" style:display-name="heading_article" style:family="paragraph" style:parent-style-name="Heading_20_1" style:next-style-name="Text_20_body" style:auto-update="true" style:class="text">
      <style:text-properties style:font-name="DejaVu Sans" fo:font-weight="bold"/>
    </style:style>
    <style:style style:name="heading_5f_chapter" style:display-name="heading_chapter" style:family="paragraph" style:parent-style-name="Heading_20_1" style:next-style-name="Text_20_body">
      <style:text-properties style:font-name="DejaVu Sans" fo:font-size="95%"/>
    </style:style>
    <style:style style:name="heading_5f_general" style:display-name="heading_general" style:family="paragraph" style:parent-style-name="Heading_20_1" style:next-style-name="Text_20_body" style:auto-update="true">
      <style:text-properties style:font-name="DejaVu Sans" fo:font-size="105%"/>
    </style:style>
    <style:style style:name="heading_5f_subchapter" style:display-name="heading_subchapter" style:family="paragraph" style:parent-style-name="Heading_20_1" style:next-style-name="Heading_20_1" style:auto-update="true">
      <style:text-properties style:font-name="DejaVu Sans" fo:font-size="95%"/>
    </style:style>
    <style:style style:name="heading_5f_section" style:display-name="heading_section" style:family="paragraph" style:parent-style-name="Heading_20_1" style:next-style-name="Text_20_body" style:auto-update="true">
      <style:text-properties style:font-name="DejaVu Sans" fo:font-size="95%"/>
    </style:style>
    <style:style style:name="heading_5f_part" style:display-name="heading_part" style:family="paragraph" style:parent-style-name="Heading_20_1" style:next-style-name="Text_20_body" style:auto-update="true">
      <style:text-properties style:font-name="DejaVu Sans"/>
    </style:style>
    <style:style style:name="heading_5f_para" style:display-name="heading_para" style:family="paragraph" style:parent-style-name="Heading_20_1" style:next-style-name="Text_20_body">
      <style:text-properties style:font-name="DejaVu Sans" fo:font-size="95%"/>
    </style:style>
    <style:style style:name="heading_5f_subpara" style:display-name="heading_subpara" style:family="paragraph" style:parent-style-name="heading_5f_para" style:next-style-name="Text_20_body" style:auto-update="true"/>
    <style:style style:name="subheading_5f_article" style:display-name="subheading_article" style:family="paragraph" style:parent-style-name="heading_5f_article" style:next-style-name="Text_20_body" style:auto-update="true">
      <style:text-properties fo:font-size="95%"/>
    </style:style>
    <style:style style:name="heading_5f_preface" style:display-name="heading_preface" style:family="paragraph" style:parent-style-name="heading_5f_general" style:next-style-name="Text_20_body" style:auto-update="true"/>
    <style:style style:name="subheading_5f_general" style:display-name="subheading_general" style:family="paragraph" style:parent-style-name="heading_5f_general" style:next-style-name="Text_20_body" style:auto-update="true">
      <style:text-properties fo:font-size="95%"/>
    </style:style>
    <style:style style:name="subheading_5f_chapter" style:display-name="subheading_chapter" style:family="paragraph" style:parent-style-name="heading_5f_chapter" style:next-style-name="Text_20_body" style:auto-update="true">
      <style:text-properties fo:font-size="90%"/>
    </style:style>
    <style:style style:name="subheading_5f_para" style:display-name="subheading_para" style:family="paragraph" style:parent-style-name="heading_5f_para" style:next-style-name="Text_20_body" style:auto-update="true">
      <style:text-properties fo:font-size="90%"/>
    </style:style>
    <style:style style:name="subheading_5f_part" style:display-name="subheading_part" style:family="paragraph" style:parent-style-name="heading_5f_part" style:next-style-name="Text_20_body" style:auto-update="true">
      <style:text-properties fo:font-size="105%"/>
    </style:style>
    <style:style style:name="subheading_5f_preface" style:display-name="subheading_preface" style:family="paragraph" style:parent-style-name="heading_5f_preface">
      <style:text-properties fo:font-size="95%"/>
    </style:style>
    <style:style style:name="subheading_5f_section" style:display-name="subheading_section" style:family="paragraph" style:parent-style-name="heading_5f_section" style:next-style-name="Text_20_body" style:auto-update="true">
      <style:text-properties fo:font-size="90%"/>
    </style:style>
    <style:style style:name="subheading_5f_subchapter" style:display-name="subheading_subchapter" style:family="paragraph" style:parent-style-name="heading_5f_subchapter" style:next-style-name="Text_20_body" style:auto-update="true">
      <style:text-properties fo:font-size="85%"/>
    </style:style>
    <style:style style:name="subheading_5f_subpara" style:display-name="subheading_subpara" style:family="paragraph" style:parent-style-name="heading_5f_subpara" style:next-style-name="Text_20_body" style:auto-update="true">
      <style:text-properties fo:font-size="90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doc_5f_title" style:display-name="doc_title" style:family="text">
      <style:text-properties style:font-name="DejaVu Serif" fo:font-weight="bold" fo:background-color="#e6e6ff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ILL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1-02-02T17:06:45</meta:creation-date>
    <meta:editing-cycles>4</meta:editing-cycles>
    <meta:editing-duration>PT00H08M09S</meta:editing-duration>
    <meta:initial-creator>Ashok Hariharan</meta:initial-creator>
    <dc:date>2011-02-02T17:14:54</dc:date>
    <dc:creator>Ashok Hariharan</dc:creator>
    <meta:document-statistic meta:table-count="0" meta:image-count="0" meta:object-count="0" meta:page-count="1" meta:paragraph-count="10" meta:word-count="31" meta:character-count="154"/>
    <meta:user-defined meta:name="BungeniBillName">33</meta:user-defined>
    <meta:user-defined meta:name="BungeniBillNo">33</meta:user-defined>
    <meta:user-defined meta:name="BungeniCountryCode">ke</meta:user-defined>
    <meta:user-defined meta:name="BungeniDateOfAssent">2011-02-28</meta:user-defined>
    <meta:user-defined meta:name="BungeniDateOfCommencement">2011-02-28</meta:user-defined>
    <meta:user-defined meta:name="BungeniDocAuthor"/>
    <meta:user-defined meta:name="BungeniDocPart">main</meta:user-defined>
    <meta:user-defined meta:name="BungeniDocType">bill</meta:user-defined>
    <meta:user-defined meta:name="BungeniExpAuthor">user.Ashok</meta:user-defined>
    <meta:user-defined meta:name="BungeniExpAuthorURI">user.Ashok</meta:user-defined>
    <meta:user-defined meta:name="BungeniExpDate">2011-02-02</meta:user-defined>
    <meta:user-defined meta:name="BungeniExpDateName">expDate</meta:user-defined>
    <meta:user-defined meta:name="BungeniExpURI">/ke/bill/2011-2-17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11-02-02</meta:user-defined>
    <meta:user-defined meta:name="BungeniManDateName">manDate</meta:user-defined>
    <meta:user-defined meta:name="BungeniManURI">/ke/bill/2011-2-17/eng.xml</meta:user-defined>
    <meta:user-defined meta:name="BungeniOfficialDate">2011-02-17</meta:user-defined>
    <meta:user-defined meta:name="BungeniOfficialTime">17:06</meta:user-defined>
    <meta:user-defined meta:name="BungeniParliamentID">2</meta:user-defined>
    <meta:user-defined meta:name="BungeniParliamentSession">3</meta:user-defined>
    <meta:user-defined meta:name="BungeniParliamentSitting">4</meta:user-defined>
    <meta:user-defined meta:name="BungeniPublicationDate">2011-02-16</meta:user-defined>
    <meta:user-defined meta:name="BungeniPublicationName">Bill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11-02-17</meta:user-defined>
    <meta:user-defined meta:name="BungeniWorkDateName">workDate</meta:user-defined>
    <meta:user-defined meta:name="BungeniWorkURI">/ke/bill/2011-2-17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